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list-style-name="LFO1" style:family="paragraph">
      <style:text-properties fo:language="fr" fo:country="FR"/>
    </style:style>
    <style:style style:name="P6" style:parent-style-name="Standard" style:list-style-name="LFO1" style:family="paragraph">
      <style:text-properties fo:language="fr" fo:country="FR"/>
    </style:style>
    <style:style style:name="P7" style:parent-style-name="Standard" style:list-style-name="LFO2" style:family="paragraph">
      <style:text-properties fo:language="fr" fo:country="FR"/>
    </style:style>
    <style:style style:name="P8" style:parent-style-name="Standard" style:list-style-name="LFO3" style:family="paragraph">
      <style:text-properties fo:language="fr" fo:country="FR"/>
    </style:style>
    <style:style style:name="P9" style:parent-style-name="Standard" style:list-style-name="LFO3" style:family="paragraph">
      <style:text-properties fo:language="fr" fo:country="FR"/>
    </style:style>
    <style:style style:name="P10" style:parent-style-name="Standard" style:list-style-name="LFO3" style:family="paragraph">
      <style:text-properties fo:language="fr" fo:country="FR"/>
    </style:style>
    <style:style style:name="P11" style:parent-style-name="Standard" style:family="paragraph">
      <style:text-properties fo:language="fr" fo:country="FR"/>
    </style:style>
    <style:style style:name="P12" style:parent-style-name="Standard" style:family="paragraph">
      <style:text-properties fo:language="fr" fo:country="FR"/>
    </style:style>
  </office:automatic-styles>
  <office:body>
    <office:text text:use-soft-page-breaks="true">
      <text:p text:style-name="P1"/>
      <text:p text:style-name="P2">Vendredi<text:s/>20/01/2022</text:p>
      <text:p text:style-name="P3"/>
      <text:p text:style-name="P4">Compte Rendu de la journée :</text:p>
      <text:list text:style-name="LFO1" text:continue-numbering="true">
        <text:list-item>
          <text:p text:style-name="P5">Appel 9h30</text:p>
        </text:list-item>
        <text:list-item>
          <text:p text:style-name="P6">10h00 :<text:s/>Avancée sur ma partie DIT dans le ppt (https://www.canva.com/design/DAE1-mQLzX8/9SkPU64d-SDsA-72YDGOOQ/edit)</text:p>
        </text:list-item>
      </text:list>
      <text:list text:style-name="LFO2" text:continue-numbering="true">
        <text:list-item>
          <text:p text:style-name="P7">Midi : pause dej</text:p>
        </text:list-item>
      </text:list>
      <text:list text:style-name="LFO3" text:continue-numbering="true">
        <text:list-item>
          <text:p text:style-name="P8">15h00 :<text:s/>Réunion avec mes camarades du projet NSA pour voir l’avancée du groupe</text:p>
        </text:list-item>
        <text:list-item>
          <text:p text:style-name="P9">15h30 : installation du server gitlab</text:p>
        </text:list-item>
        <text:list-item>
          <text:p text:style-name="P10">17h30 : appel</text:p>
        </text:list-item>
      </text:list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enoit da costa</dc:creator>
    <meta:creation-date>2022-01-21T16:07:00Z</meta:creation-date>
    <dc:date>2022-01-21T16:07:00Z</dc:date>
    <meta:template xlink:href="Normal.dotm" xlink:type="simple"/>
    <meta:editing-cycles>2</meta:editing-cycles>
    <meta:editing-duration>PT60S</meta:editing-duration>
    <meta:document-statistic meta:page-count="1" meta:paragraph-count="1" meta:word-count="50" meta:character-count="328" meta:row-count="2" meta:non-whitespace-character-count="279"/>
  </office:meta>
</office:document-meta>
</file>